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25cm" draw:marker-start-width="0.237cm" draw:marker-end-width="0.237cm" draw:textarea-horizontal-align="center" draw:textarea-vertical-align="top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draw:marker-start-width="0.237cm" draw:marker-end-width="0.237cm" draw:opacity="50%" draw:textarea-horizontal-align="center" draw:textarea-vertical-align="middle" fo:padding-top="0.137cm" fo:padding-bottom="0.137cm" fo:padding-left="0.262cm" fo:padding-right="0.262cm" draw:shadow-opacity="50%"/>
    </style:style>
    <style:style style:name="gr3" style:family="graphic" style:parent-style-name="standard">
      <style:graphic-properties draw:fill-color="#e6e64c" draw:opacity="10%" draw:textarea-horizontal-align="center" draw:textarea-vertical-align="middle" draw:shadow-opacity="10%"/>
    </style:style>
    <style:style style:name="gr4" style:family="graphic" style:parent-style-name="standard">
      <style:graphic-properties svg:stroke-width="0.025cm" draw:marker-start-width="0.237cm" draw:marker-end-width="0.237cm" draw:fill-color="#ffc864" draw:textarea-horizontal-align="center" draw:textarea-vertical-align="top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draw:marker-start-width="0.237cm" draw:marker-end-width="0.237cm" draw:fill-color="#e6e6ff" draw:opacity="50%" draw:textarea-horizontal-align="center" draw:textarea-vertical-align="middle" fo:padding-top="0.137cm" fo:padding-bottom="0.137cm" fo:padding-left="0.262cm" fo:padding-right="0.262cm" draw:shadow-opacity="50%"/>
    </style:style>
    <style:style style:name="gr6" style:family="graphic" style:parent-style-name="standard">
      <style:graphic-properties draw:fill-color="#e6e6ff" draw:opacity="10%" draw:textarea-horizontal-align="center" draw:textarea-vertical-align="middle" draw:shadow-opacity="10%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svg:stroke-width="0.025cm" draw:marker-start-width="0.237cm" draw:marker-end-width="0.237cm" draw:fill-color="#e6e6ff" draw:textarea-horizontal-align="center" draw:textarea-vertical-align="top" fo:padding-top="0.137cm" fo:padding-bottom="0.137cm" fo:padding-left="0.262cm" fo:padding-right="0.262cm"/>
    </style:style>
    <style:style style:name="gr9" style:family="graphic" style:parent-style-name="standard">
      <style:graphic-properties draw:stroke="none" svg:stroke-color="#000000" draw:fill="none" draw:fill-color="#ffffff" fo:min-height="2.02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svg:stroke-width="0.025cm" draw:marker-start-width="0.237cm" draw:marker-end-width="0.237cm" draw:textarea-horizontal-align="center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text-properties fo:font-size="8pt" style:font-size-asian="8pt" style:font-size-complex="8pt"/>
    </style:style>
    <style:style style:name="P5" style:family="paragraph">
      <style:text-properties fo:font-size="14pt" style:font-size-asian="14pt" style:font-size-complex="14pt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3" draw:layer="layout" svg:width="3.05cm" svg:height="3.9cm" svg:x="4.437cm" svg:y="1.416cm">
          <text:p text:style-name="P1"><text:span text:style-name="T1">user</text:span></text:p>
          <text:p text:style-name="P1"><text:span text:style-name="T2"/></text:p>
          <text:p text:style-name="P2"><text:span text:style-name="T2">id</text:span></text:p>
          <text:p text:style-name="P2"><text:span text:style-name="T2">username</text:span></text:p>
          <text:p text:style-name="P2"><text:span text:style-name="T2">email</text:span></text:p>
          <text:p text:style-name="P2"><text:span text:style-name="T2">first_name</text:span></text:p>
          <text:p text:style-name="P2"><text:span text:style-name="T2">last_name</text:span></text:p>
          <text:p text:style-name="P2"><text:span text:style-name="T2">active</text:span></text:p>
          <text:p text:style-name="P2"><text:span text:style-name="T2">created</text:span></text:p>
          <text:p text:style-name="P2"><text:span text:style-name="T2">last_updated</text:span></text:p>
          <text:p text:style-name="P2"><text:span text:style-name="T2"/></text:p>
          <text:p text:style-name="P2"><text:span text:style-name="T2"/></text:p>
        </draw:rect>
        <draw:line draw:style-name="gr2" draw:text-style-name="P1" draw:layer="layout" svg:x1="4.442cm" svg:y1="1.908cm" svg:x2="7.484cm" svg:y2="1.908cm">
          <text:p/>
        </draw:line>
        <draw:rect draw:style-name="gr3" draw:text-style-name="P1" draw:id="id1" draw:layer="layout" svg:width="3.059cm" svg:height="0.301cm" svg:x="4.427cm" svg:y="2.169cm">
          <text:p/>
        </draw:rect>
        <draw:rect draw:style-name="gr4" draw:text-style-name="P3" draw:layer="layout" svg:width="3.05cm" svg:height="3.9cm" svg:x="4.437cm" svg:y="6.116cm">
          <text:p text:style-name="P1"><text:span text:style-name="T1">school_relations</text:span></text:p>
          <text:p text:style-name="P1"><text:span text:style-name="T2"/></text:p>
          <text:p text:style-name="P2"><text:span text:style-name="T2">id</text:span></text:p>
          <text:p text:style-name="P2"><text:span text:style-name="T2">code</text:span></text:p>
          <text:p text:style-name="P2"><text:span text:style-name="T2">name</text:span></text:p>
          <text:p text:style-name="P2"><text:span text:style-name="T2">description</text:span></text:p>
          <text:p text:style-name="P2"><text:span text:style-name="T2">active</text:span></text:p>
          <text:p text:style-name="P2"><text:span text:style-name="T2">created</text:span></text:p>
          <text:p text:style-name="P2"><text:span text:style-name="T2">last_updated</text:span></text:p>
          <text:p text:style-name="P2"><text:span text:style-name="T2"/></text:p>
          <text:p text:style-name="P2"><text:span text:style-name="T2"/></text:p>
        </draw:rect>
        <draw:line draw:style-name="gr5" draw:text-style-name="P1" draw:layer="layout" svg:x1="4.442cm" svg:y1="6.608cm" svg:x2="7.484cm" svg:y2="6.608cm">
          <text:p/>
        </draw:line>
        <draw:rect draw:style-name="gr6" draw:text-style-name="P1" draw:id="id3" draw:layer="layout" svg:width="3.059cm" svg:height="0.301cm" svg:x="4.427cm" svg:y="6.869cm">
          <text:p/>
        </draw:rect>
        <draw:rect draw:style-name="gr4" draw:text-style-name="P3" draw:layer="layout" svg:width="3.05cm" svg:height="3.9cm" svg:x="9.237cm" svg:y="10.816cm">
          <text:p text:style-name="P1"><text:span text:style-name="T1">schools</text:span></text:p>
          <text:p text:style-name="P1"><text:span text:style-name="T2"/></text:p>
          <text:p text:style-name="P2"><text:span text:style-name="T2">id</text:span></text:p>
          <text:p text:style-name="P2"><text:span text:style-name="T2">school_district_id</text:span></text:p>
          <text:p text:style-name="P2"><text:span text:style-name="T2">code</text:span></text:p>
          <text:p text:style-name="P2"><text:span text:style-name="T2">name</text:span></text:p>
          <text:p text:style-name="P2"><text:span text:style-name="T2">address_id</text:span></text:p>
          <text:p text:style-name="P2"><text:span text:style-name="T2">active</text:span></text:p>
          <text:p text:style-name="P2"><text:span text:style-name="T2">created</text:span></text:p>
          <text:p text:style-name="P2"><text:span text:style-name="T2">last_updated</text:span></text:p>
          <text:p text:style-name="P2"><text:span text:style-name="T2"/></text:p>
          <text:p text:style-name="P2"><text:span text:style-name="T2"/></text:p>
        </draw:rect>
        <draw:line draw:style-name="gr5" draw:text-style-name="P1" draw:layer="layout" svg:x1="9.242cm" svg:y1="11.308cm" svg:x2="12.284cm" svg:y2="11.308cm">
          <text:p/>
        </draw:line>
        <draw:rect draw:style-name="gr6" draw:text-style-name="P1" draw:id="id5" draw:layer="layout" svg:width="3.059cm" svg:height="0.301cm" svg:x="9.227cm" svg:y="11.569cm">
          <text:p/>
        </draw:rect>
        <draw:rect draw:style-name="gr4" draw:text-style-name="P3" draw:layer="layout" svg:width="3.05cm" svg:height="4.118cm" svg:x="13.937cm" svg:y="5.516cm">
          <text:p text:style-name="P1"><text:span text:style-name="T1">user_schools</text:span></text:p>
          <text:p text:style-name="P1"><text:span text:style-name="T2"/></text:p>
          <text:p text:style-name="P2"><text:span text:style-name="T2">id</text:span></text:p>
          <text:p text:style-name="P2"><text:span text:style-name="T2">user_id</text:span></text:p>
          <text:p text:style-name="P2"><text:span text:style-name="T2">school_relation_id</text:span></text:p>
          <text:p text:style-name="P2"><text:span text:style-name="T2">school_id</text:span></text:p>
          <text:p text:style-name="P2"><text:span text:style-name="T2">grade</text:span></text:p>
          <text:p text:style-name="P2"><text:span text:style-name="T2">original_grade</text:span></text:p>
          <text:p text:style-name="P2"><text:span text:style-name="T2">active</text:span></text:p>
          <text:p text:style-name="P2"><text:span text:style-name="T2">created</text:span></text:p>
          <text:p text:style-name="P2"><text:span text:style-name="T2">last_updated</text:span></text:p>
          <text:p text:style-name="P2"><text:span text:style-name="T2"/></text:p>
          <text:p text:style-name="P2"><text:span text:style-name="T2"/></text:p>
        </draw:rect>
        <draw:line draw:style-name="gr5" draw:text-style-name="P1" draw:layer="layout" svg:x1="13.942cm" svg:y1="6.008cm" svg:x2="16.984cm" svg:y2="6.008cm">
          <text:p/>
        </draw:line>
        <draw:rect draw:style-name="gr6" draw:text-style-name="P1" draw:id="id2" draw:layer="layout" svg:width="3.059cm" svg:height="0.301cm" svg:x="13.927cm" svg:y="6.569cm">
          <text:p/>
        </draw:rect>
        <draw:rect draw:style-name="gr6" draw:text-style-name="P1" draw:id="id4" draw:layer="layout" svg:width="3.059cm" svg:height="0.301cm" svg:x="13.928cm" svg:y="6.87cm">
          <text:p/>
        </draw:rect>
        <draw:rect draw:style-name="gr6" draw:text-style-name="P1" draw:id="id6" draw:layer="layout" svg:width="3.059cm" svg:height="0.301cm" svg:x="13.929cm" svg:y="7.171cm">
          <text:p/>
        </draw:rect>
        <draw:connector draw:style-name="gr7" draw:text-style-name="P1" draw:layer="layout" svg:x1="7.486cm" svg:y1="2.319cm" svg:x2="13.927cm" svg:y2="6.719cm" draw:start-shape="id1" draw:end-shape="id2" draw:end-glue-point="3" svg:d="m7486 2319h3221v4400h3220">
          <text:p/>
        </draw:connector>
        <draw:connector draw:style-name="gr7" draw:text-style-name="P1" draw:layer="layout" svg:x1="7.486cm" svg:y1="7.019cm" svg:x2="13.928cm" svg:y2="7.02cm" draw:start-shape="id3" draw:end-shape="id4" svg:d="m7486 7019h3221v1h3221">
          <text:p/>
        </draw:connector>
        <draw:connector draw:style-name="gr7" draw:text-style-name="P1" draw:layer="layout" svg:x1="12.286cm" svg:y1="11.719cm" svg:x2="13.929cm" svg:y2="7.321cm" draw:start-shape="id5" draw:end-shape="id6" draw:end-glue-point="3" svg:d="m12286 11719h822v-4398h821">
          <text:p/>
        </draw:connector>
        <draw:rect draw:style-name="gr1" draw:text-style-name="P3" draw:layer="layout" svg:width="3.05cm" svg:height="3.9cm" svg:x="20.937cm" svg:y="1.416cm">
          <text:p text:style-name="P1"><text:span text:style-name="T1">messages</text:span></text:p>
          <text:p text:style-name="P1"><text:span text:style-name="T2"/></text:p>
          <text:p text:style-name="P2"><text:span text:style-name="T2">id</text:span></text:p>
          <text:p text:style-name="P2"><text:span text:style-name="T2">user_id</text:span></text:p>
          <text:p text:style-name="P2"><text:span text:style-name="T2">reference_id</text:span></text:p>
          <text:p text:style-name="P2"><text:span text:style-name="T2">text</text:span></text:p>
          <text:p text:style-name="P2"><text:span text:style-name="T2">active</text:span></text:p>
          <text:p text:style-name="P2"><text:span text:style-name="T2">created</text:span></text:p>
          <text:p text:style-name="P2"><text:span text:style-name="T2">last_updated</text:span></text:p>
          <text:p text:style-name="P2"><text:span text:style-name="T2"/></text:p>
          <text:p text:style-name="P2"><text:span text:style-name="T2"/></text:p>
        </draw:rect>
        <draw:line draw:style-name="gr2" draw:text-style-name="P1" draw:layer="layout" svg:x1="20.942cm" svg:y1="1.908cm" svg:x2="23.984cm" svg:y2="1.908cm">
          <text:p/>
        </draw:line>
        <draw:rect draw:style-name="gr3" draw:text-style-name="P1" draw:id="id7" draw:layer="layout" svg:width="3.059cm" svg:height="0.301cm" svg:x="20.927cm" svg:y="2.469cm">
          <text:p/>
        </draw:rect>
        <draw:connector draw:style-name="gr7" draw:text-style-name="P1" draw:layer="layout" draw:line-skew="5.591cm" svg:x1="7.486cm" svg:y1="2.319cm" svg:x2="20.927cm" svg:y2="2.619cm" draw:start-shape="id1" draw:end-shape="id7" svg:d="m7486 2319h12312v300h1129">
          <text:p/>
        </draw:connector>
        <draw:rect draw:style-name="gr8" draw:text-style-name="P3" draw:layer="layout" svg:width="3.05cm" svg:height="4.118cm" svg:x="20.938cm" svg:y="6.116cm">
          <text:p text:style-name="P1"><text:span text:style-name="T1">likes</text:span></text:p>
          <text:p text:style-name="P1"><text:span text:style-name="T2"/></text:p>
          <text:p text:style-name="P2"><text:span text:style-name="T2">id</text:span></text:p>
          <text:p text:style-name="P2"><text:span text:style-name="T2">message_id</text:span></text:p>
          <text:p text:style-name="P2"><text:span text:style-name="T2">user_id</text:span></text:p>
          <text:p text:style-name="P2"><text:span text:style-name="T2">active</text:span></text:p>
          <text:p text:style-name="P2"><text:span text:style-name="T2">created</text:span></text:p>
          <text:p text:style-name="P2"><text:span text:style-name="T2">last_updated</text:span></text:p>
          <text:p text:style-name="P2"><text:span text:style-name="T2"/></text:p>
          <text:p text:style-name="P2"><text:span text:style-name="T2"/></text:p>
        </draw:rect>
        <draw:line draw:style-name="gr5" draw:text-style-name="P1" draw:layer="layout" svg:x1="20.943cm" svg:y1="6.608cm" svg:x2="23.985cm" svg:y2="6.608cm">
          <text:p/>
        </draw:line>
        <draw:rect draw:style-name="gr6" draw:text-style-name="P1" draw:id="id15" draw:layer="layout" svg:width="3.059cm" svg:height="0.301cm" svg:x="20.928cm" svg:y="7.169cm">
          <text:p/>
        </draw:rect>
        <draw:rect draw:style-name="gr6" draw:text-style-name="P1" draw:id="id8" draw:layer="layout" svg:width="3.059cm" svg:height="0.301cm" svg:x="20.929cm" svg:y="7.47cm">
          <text:p/>
        </draw:rect>
        <draw:connector draw:style-name="gr7" draw:text-style-name="P1" draw:layer="layout" draw:line-skew="5.108cm" svg:x1="7.486cm" svg:y1="2.319cm" svg:x2="20.929cm" svg:y2="7.62cm" draw:start-shape="id1" draw:end-shape="id8" svg:d="m7486 2319h11830v5301h1613">
          <text:p/>
        </draw:connector>
        <draw:rect draw:style-name="gr3" draw:text-style-name="P1" draw:id="id14" draw:layer="layout" svg:width="3.059cm" svg:height="0.301cm" svg:x="20.928cm" svg:y="2.17cm">
          <text:p/>
        </draw:rect>
        <draw:rect draw:style-name="gr8" draw:text-style-name="P3" draw:layer="layout" svg:width="3.05cm" svg:height="4.118cm" svg:x="20.938cm" svg:y="10.816cm">
          <text:p text:style-name="P1"><text:span text:style-name="T1">follows</text:span></text:p>
          <text:p text:style-name="P1"><text:span text:style-name="T2"/></text:p>
          <text:p text:style-name="P2"><text:span text:style-name="T2">id</text:span></text:p>
          <text:p text:style-name="P2"><text:span text:style-name="T2">follower_id</text:span></text:p>
          <text:p text:style-name="P2"><text:span text:style-name="T2">followee_id</text:span></text:p>
          <text:p text:style-name="P2"><text:span text:style-name="T2">follow_type_id</text:span></text:p>
          <text:p text:style-name="P2"><text:span text:style-name="T2">active</text:span></text:p>
          <text:p text:style-name="P2"><text:span text:style-name="T2">created</text:span></text:p>
          <text:p text:style-name="P2"><text:span text:style-name="T2">last_updated</text:span></text:p>
          <text:p text:style-name="P2"><text:span text:style-name="T2"/></text:p>
          <text:p text:style-name="P2"><text:span text:style-name="T2"/></text:p>
        </draw:rect>
        <draw:line draw:style-name="gr5" draw:text-style-name="P1" draw:layer="layout" svg:x1="20.943cm" svg:y1="11.308cm" svg:x2="23.985cm" svg:y2="11.308cm">
          <text:p/>
        </draw:line>
        <draw:rect draw:style-name="gr6" draw:text-style-name="P1" draw:id="id9" draw:layer="layout" svg:width="3.059cm" svg:height="0.301cm" svg:x="20.928cm" svg:y="11.869cm">
          <text:p/>
        </draw:rect>
        <draw:rect draw:style-name="gr6" draw:text-style-name="P1" draw:id="id10" draw:layer="layout" svg:width="3.059cm" svg:height="0.301cm" svg:x="20.929cm" svg:y="12.17cm">
          <text:p/>
        </draw:rect>
        <draw:connector draw:style-name="gr7" draw:text-style-name="P1" draw:layer="layout" draw:line-skew="4.52cm" svg:x1="7.486cm" svg:y1="2.319cm" svg:x2="20.928cm" svg:y2="12.019cm" draw:start-shape="id1" draw:end-shape="id9" draw:end-glue-point="3" svg:d="m7486 2319h11241v9700h2201">
          <text:p/>
        </draw:connector>
        <draw:connector draw:style-name="gr7" draw:text-style-name="P1" draw:layer="layout" draw:line-skew="3.903cm" svg:x1="7.486cm" svg:y1="2.319cm" svg:x2="20.929cm" svg:y2="12.32cm" draw:start-shape="id1" draw:start-glue-point="1" draw:end-shape="id10" draw:end-glue-point="3" svg:d="m7486 2319h10625v10001h2818">
          <text:p/>
        </draw:connector>
        <draw:rect draw:style-name="gr6" draw:text-style-name="P1" draw:id="id12" draw:layer="layout" svg:width="3.059cm" svg:height="0.301cm" svg:x="20.93cm" svg:y="12.471cm">
          <text:p/>
        </draw:rect>
        <draw:rect draw:style-name="gr8" draw:text-style-name="P3" draw:layer="layout" svg:width="3.05cm" svg:height="4.118cm" svg:x="13.939cm" svg:y="10.816cm">
          <text:p text:style-name="P1"><text:span text:style-name="T1">follow_types</text:span></text:p>
          <text:p text:style-name="P1"><text:span text:style-name="T2"/></text:p>
          <text:p text:style-name="P2"><text:span text:style-name="T2">id</text:span></text:p>
          <text:p text:style-name="P2"><text:span text:style-name="T2">Code</text:span></text:p>
          <text:p text:style-name="P2"><text:span text:style-name="T2">Name</text:span></text:p>
          <text:p text:style-name="P2"><text:span text:style-name="T2">Description</text:span></text:p>
          <text:p text:style-name="P2"><text:span text:style-name="T2">active</text:span></text:p>
          <text:p text:style-name="P2"><text:span text:style-name="T2">created</text:span></text:p>
          <text:p text:style-name="P2"><text:span text:style-name="T2">last_updated</text:span></text:p>
          <text:p text:style-name="P2"><text:span text:style-name="T2"/></text:p>
          <text:p text:style-name="P2"><text:span text:style-name="T2"/></text:p>
        </draw:rect>
        <draw:line draw:style-name="gr5" draw:text-style-name="P1" draw:layer="layout" svg:x1="13.944cm" svg:y1="11.308cm" svg:x2="16.986cm" svg:y2="11.308cm">
          <text:p/>
        </draw:line>
        <draw:rect draw:style-name="gr6" draw:text-style-name="P1" draw:id="id11" draw:layer="layout" svg:width="3.059cm" svg:height="0.301cm" svg:x="13.929cm" svg:y="11.569cm">
          <text:p/>
        </draw:rect>
        <draw:connector draw:style-name="gr7" draw:text-style-name="P1" draw:layer="layout" draw:line-skew="-1.331cm" svg:x1="16.988cm" svg:y1="11.719cm" svg:x2="20.93cm" svg:y2="12.621cm" draw:start-shape="id11" draw:end-shape="id12" svg:d="m16988 11719h640v902h3302">
          <text:p/>
        </draw:connector>
        <draw:frame draw:style-name="gr9" draw:text-style-name="P4" draw:layer="layout" svg:width="2.833cm" svg:height="2.442cm" svg:x="16.931cm" svg:y="12.974cm">
          <draw:text-box>
            <text:p><text:span text:style-name="T2">Follow types:</text:span></text:p>
            <text:p><text:span text:style-name="T2"/></text:p>
            <text:p><text:span text:style-name="T2">1. Choice</text:span></text:p>
            <text:p><text:span text:style-name="T2">2. Same Teacher</text:span></text:p>
            <text:p><text:span text:style-name="T2">3. Same Grade</text:span></text:p>
            <text:p><text:span text:style-name="T2">4. Same School</text:span></text:p>
            <text:p><text:span text:style-name="T2">5. Same City</text:span></text:p>
          </draw:text-box>
        </draw:frame>
        <draw:frame draw:style-name="gr9" draw:text-style-name="P4" draw:layer="layout" svg:width="2.831cm" svg:height="2.442cm" svg:x="7.431cm" svg:y="7.875cm">
          <draw:text-box>
            <text:p><text:span text:style-name="T2">School Relations</text:span></text:p>
            <text:p><text:span text:style-name="T2"/></text:p>
            <text:p><text:span text:style-name="T2">1. Has Student</text:span></text:p>
            <text:p><text:span text:style-name="T2">2. Is Student</text:span></text:p>
            <text:p><text:span text:style-name="T2">3. Is Educator</text:span></text:p>
            <text:p><text:span text:style-name="T2">4. Is Administrator</text:span></text:p>
            <text:p><text:span text:style-name="T2"/></text:p>
          </draw:text-box>
        </draw:frame>
        <draw:frame draw:style-name="gr10" draw:text-style-name="P5" draw:layer="layout" svg:width="8.224cm" svg:height="0.806cm" draw:transform="rotate (1.5707963267946) translate (2.002cm 15.02cm)">
          <draw:text-box>
            <text:p><text:span text:style-name="T3">Stemsible Data Model ERD </text:span><text:span text:style-name="T4">7/18/2014</text:span></text:p>
          </draw:text-box>
        </draw:frame>
        <draw:rect draw:style-name="gr3" draw:text-style-name="P1" draw:id="id13" draw:layer="layout" svg:width="3.059cm" svg:height="0.301cm" svg:x="20.928cm" svg:y="2.77cm">
          <text:p/>
        </draw:rect>
        <draw:connector draw:style-name="gr7" draw:text-style-name="P1" draw:layer="layout" svg:x1="23.987cm" svg:y1="2.92cm" svg:x2="23.987cm" svg:y2="2.32cm" draw:start-shape="id13" draw:start-glue-point="1" draw:end-shape="id14" draw:end-glue-point="1" svg:d="m23987 2920h501v-600h-501">
          <text:p/>
        </draw:connector>
        <draw:connector draw:style-name="gr7" draw:text-style-name="P1" draw:layer="layout" svg:x1="23.987cm" svg:y1="2.32cm" svg:x2="23.987cm" svg:y2="7.319cm" draw:start-shape="id14" draw:start-glue-point="1" draw:end-shape="id15" draw:end-glue-point="1" svg:d="m23987 2320h501v4999h-501">
          <text:p/>
        </draw:connector>
        <draw:rect draw:style-name="gr4" draw:text-style-name="P3" draw:layer="layout" svg:width="3.05cm" svg:height="3.9cm" svg:x="4.437cm" svg:y="10.816cm">
          <text:p text:style-name="P1"><text:span text:style-name="T1">schools_district</text:span></text:p>
          <text:p text:style-name="P1"><text:span text:style-name="T2"/></text:p>
          <text:p text:style-name="P2"><text:span text:style-name="T2">id</text:span></text:p>
          <text:p text:style-name="P2"><text:span text:style-name="T2">code</text:span></text:p>
          <text:p text:style-name="P2"><text:span text:style-name="T2">name</text:span></text:p>
          <text:p text:style-name="P2"><text:span text:style-name="T2">address_id</text:span></text:p>
          <text:p text:style-name="P2"><text:span text:style-name="T2">active</text:span></text:p>
          <text:p text:style-name="P2"><text:span text:style-name="T2">created</text:span></text:p>
          <text:p text:style-name="P2"><text:span text:style-name="T2">last_updated</text:span></text:p>
          <text:p text:style-name="P2"><text:span text:style-name="T2"/></text:p>
          <text:p text:style-name="P2"><text:span text:style-name="T2"/></text:p>
        </draw:rect>
        <draw:line draw:style-name="gr5" draw:text-style-name="P1" draw:layer="layout" svg:x1="4.442cm" svg:y1="11.308cm" svg:x2="7.484cm" svg:y2="11.308cm">
          <text:p/>
        </draw:line>
        <draw:rect draw:style-name="gr6" draw:text-style-name="P1" draw:id="id16" draw:layer="layout" svg:width="3.059cm" svg:height="0.301cm" svg:x="4.427cm" svg:y="11.569cm">
          <text:p/>
        </draw:rect>
        <draw:rect draw:style-name="gr6" draw:text-style-name="P1" draw:id="id17" draw:layer="layout" svg:width="3.059cm" svg:height="0.301cm" svg:x="9.228cm" svg:y="11.87cm">
          <text:p/>
        </draw:rect>
        <draw:connector draw:style-name="gr11" draw:text-style-name="P1" draw:layer="layout" svg:x1="7.486cm" svg:y1="11.719cm" svg:x2="9.228cm" svg:y2="12.02cm" draw:start-shape="id16" draw:start-glue-point="1" draw:end-shape="id17" draw:end-glue-point="3" svg:d="m7486 11719h871v301h871">
          <text:p/>
        </draw:connector>
        <draw:rect draw:style-name="gr4" draw:text-style-name="P3" draw:layer="layout" svg:width="3.05cm" svg:height="4.709cm" svg:x="9.537cm" svg:y="15.916cm">
          <text:p text:style-name="P1"><text:span text:style-name="T1">addresses</text:span></text:p>
          <text:p text:style-name="P1"><text:span text:style-name="T2"/></text:p>
          <text:p text:style-name="P2"><text:span text:style-name="T2">id</text:span></text:p>
          <text:p text:style-name="P2"><text:span text:style-name="T2">address_type_id</text:span></text:p>
          <text:p text:style-name="P2"><text:span text:style-name="T2">address1</text:span></text:p>
          <text:p text:style-name="P2"><text:span text:style-name="T2">address2</text:span></text:p>
          <text:p text:style-name="P2"><text:span text:style-name="T2">city</text:span></text:p>
          <text:p text:style-name="P2"><text:span text:style-name="T2">state</text:span></text:p>
          <text:p text:style-name="P2"><text:span text:style-name="T2">zipcode</text:span></text:p>
          <text:p text:style-name="P2"><text:span text:style-name="T2">Country</text:span></text:p>
          <text:p text:style-name="P2"><text:span text:style-name="T2">active</text:span></text:p>
          <text:p text:style-name="P2"><text:span text:style-name="T2">created</text:span></text:p>
          <text:p text:style-name="P2"><text:span text:style-name="T2">last_updated</text:span></text:p>
          <text:p text:style-name="P2"><text:span text:style-name="T2"/></text:p>
          <text:p text:style-name="P2"><text:span text:style-name="T2"/></text:p>
        </draw:rect>
        <draw:line draw:style-name="gr5" draw:text-style-name="P1" draw:layer="layout" svg:x1="9.542cm" svg:y1="16.408cm" svg:x2="12.584cm" svg:y2="16.408cm">
          <text:p/>
        </draw:line>
        <draw:rect draw:style-name="gr6" draw:text-style-name="P1" draw:id="id19" draw:layer="layout" svg:width="3.059cm" svg:height="0.301cm" svg:x="9.527cm" svg:y="16.669cm">
          <text:p/>
        </draw:rect>
        <draw:rect draw:style-name="gr6" draw:text-style-name="P1" draw:id="id21" draw:layer="layout" svg:width="3.059cm" svg:height="0.301cm" svg:x="9.528cm" svg:y="16.97cm">
          <text:p/>
        </draw:rect>
        <draw:rect draw:style-name="gr4" draw:text-style-name="P3" draw:layer="layout" svg:width="3.05cm" svg:height="3.9cm" svg:x="4.737cm" svg:y="16.216cm">
          <text:p text:style-name="P1"><text:span text:style-name="T1">address_types</text:span></text:p>
          <text:p text:style-name="P1"><text:span text:style-name="T2"/></text:p>
          <text:p text:style-name="P2"><text:span text:style-name="T2">id</text:span></text:p>
          <text:p text:style-name="P2"><text:span text:style-name="T2">code</text:span></text:p>
          <text:p text:style-name="P2"><text:span text:style-name="T2">name</text:span></text:p>
          <text:p text:style-name="P2"><text:span text:style-name="T2">active</text:span></text:p>
          <text:p text:style-name="P2"><text:span text:style-name="T2">created</text:span></text:p>
          <text:p text:style-name="P2"><text:span text:style-name="T2">last_updated</text:span></text:p>
          <text:p text:style-name="P2"><text:span text:style-name="T2"/></text:p>
          <text:p text:style-name="P2"><text:span text:style-name="T2"/></text:p>
        </draw:rect>
        <draw:line draw:style-name="gr5" draw:text-style-name="P1" draw:layer="layout" svg:x1="4.742cm" svg:y1="16.708cm" svg:x2="7.784cm" svg:y2="16.708cm">
          <text:p/>
        </draw:line>
        <draw:rect draw:style-name="gr6" draw:text-style-name="P1" draw:id="id20" draw:layer="layout" svg:width="3.059cm" svg:height="0.301cm" svg:x="4.727cm" svg:y="16.969cm">
          <text:p/>
        </draw:rect>
        <draw:rect draw:style-name="gr6" draw:text-style-name="P1" draw:layer="layout" svg:width="3.059cm" svg:height="0.301cm" svg:x="9.229cm" svg:y="12.871cm">
          <text:p/>
        </draw:rect>
        <draw:rect draw:style-name="gr6" draw:text-style-name="P1" draw:id="id18" draw:layer="layout" svg:width="3.059cm" svg:height="0.301cm" svg:x="4.428cm" svg:y="12.57cm">
          <text:p/>
        </draw:rect>
        <draw:connector draw:style-name="gr11" draw:text-style-name="P1" draw:layer="layout" draw:line-skew="0.248cm" svg:x1="7.487cm" svg:y1="12.72cm" svg:x2="9.527cm" svg:y2="16.819cm" draw:start-shape="id18" draw:start-glue-point="1" draw:end-shape="id19" draw:end-glue-point="3" svg:d="m7487 12720h1268v4099h772">
          <text:p/>
        </draw:connector>
        <draw:connector draw:style-name="gr11" draw:text-style-name="P1" draw:layer="layout" draw:line-skew="-0.245cm" svg:x1="7.786cm" svg:y1="17.119cm" svg:x2="9.528cm" svg:y2="17.12cm" draw:start-shape="id20" draw:start-glue-point="1" draw:end-shape="id21" draw:end-glue-point="3" svg:d="m7786 17119h626v1h111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vid Link</meta:initial-creator>
    <meta:creation-date>2015-06-27T19:34:56</meta:creation-date>
    <dc:date>2015-07-18T13:18:02</dc:date>
    <dc:creator>David Link</dc:creator>
    <meta:editing-duration>PT05H07M26S</meta:editing-duration>
    <meta:editing-cycles>18</meta:editing-cycles>
    <meta:generator>OpenOffice.org/3.2$Unix OpenOffice.org_project/320m12$Build-9483</meta:generator>
    <meta:document-statistic meta:object-count="60"/>
  </office:meta>
</office:document-meta>
</file>